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4056" calcext:value-type="float">
            <text:p>75.1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4976" calcext:value-type="float">
            <text:p>74.8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0384" calcext:value-type="float">
            <text:p>74.7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6584" calcext:value-type="float">
            <text:p>74.7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8296" calcext:value-type="float">
            <text:p>74.7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1616" calcext:value-type="float">
            <text:p>74.6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8088" calcext:value-type="float">
            <text:p>74.6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7712" calcext:value-type="float">
            <text:p>74.6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0008" calcext:value-type="float">
            <text:p>74.7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3936" calcext:value-type="float">
            <text:p>74.1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0304" calcext:value-type="float">
            <text:p>74.0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4208" calcext:value-type="float">
            <text:p>74.0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6152" calcext:value-type="float">
            <text:p>73.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0432" calcext:value-type="float">
            <text:p>73.5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3792" calcext:value-type="float">
            <text:p>73.7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984" calcext:value-type="float">
            <text:p>74.1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0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588" calcext:value-type="float">
            <text:p>73.7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0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5984" calcext:value-type="float">
            <text:p>73.7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4376" calcext:value-type="float">
            <text:p>73.8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9176" calcext:value-type="float">
            <text:p>74.1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7944" calcext:value-type="float">
            <text:p>74.2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6776" calcext:value-type="float">
            <text:p>74.0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4248" calcext:value-type="float">
            <text:p>74.3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9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5936" calcext:value-type="float">
            <text:p>74.9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5312" calcext:value-type="float">
            <text:p>74.5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8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5624" calcext:value-type="float">
            <text:p>74.7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8816" calcext:value-type="float">
            <text:p>75.1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084" calcext:value-type="float">
            <text:p>75.3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084" calcext:value-type="float">
            <text:p>75.3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0944" calcext:value-type="float">
            <text:p>75.3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1008" calcext:value-type="float">
            <text:p>75.1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1008" calcext:value-type="float">
            <text:p>75.1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7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601</text:p>
          </table:table-cell>
          <table:table-cell office:value-type="string" calcext:value-type="string">
            <text:p>TWDB:1154601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